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v1.1.4-pre1 - Addition of a legacy resources page for the old archives - Changes in the about page to reflect the current situation - Changes in the donation page to reflect the current situation - Fix link to video “How to Hack a Turned-Off Computer, [..]” - Misspelling and grammar mistakes fixed - Fix formatting - Garbage removal - Inline linking fixes - Privacyguides changed their URL scheme - Almost all archive.org links fixed - Annotated some links to make them more descriptive - Got rid of dupes and empty refs - Renew links for researchgate articles that were removed - Removed mobile wikipedia links - Fix a couple patent links &amp; Rubber-hose cryptanalysis wiki - Update PDF archivals so they are direct links but not downloaded - Some scientific articles were removed or replaced - IEEExplore, Spread-spectrum watermarking of audio signals - ScienceDirect, Robust audio watermarking using perceptual masking - SSRN, The Cryptocurrency Tumblers: Risks, Legality and Oversight - Property of the People, Lawful Access to Secure Messaging Apps Data - Arxiv url fixes - s/grayshirt/grayshift/gi - Trailing parentheses and commas removed - Fixed all broken links - Removed uMatrix from the guide (use uBlock Origin) - Removal of https://xchange.me/ (abandoned) - Removal of https://swap.lightning-network.ro/ (abandoned) - Removal of https://privacyguides.org/providers/hosting/ (category removed from website) - Added a warning about the privacy redirect extension stating it might be abandoned/unmaintained - Added Anonymouth for linguistic antiforensics &amp; related links</text:p>
      <text:p text:style-name="Text_20_body">v1.1.3 - Added dedicated section about gait recognition and other long-range biometric techniques - Updated PDF toolchain to allow embedding images in the PDF guide</text:p>
      <text:p text:style-name="Text_20_body">v1.1.3-pre1 - Updating info to reflect the new identity being used to publich the guide - Attempted to reconstruct toolchain to generate PDF and ODT guides</text:p>
      <text:p text:style-name="Text_20_body">v1.1.2 - Removed SIM/Virtual Numbers providers not accepting at least XMR from the guide as there are sufficient providers accepting XMR - Added some more free SMS providers in the guide - Added links to Scribe.rip front-end to Medium.com for Medium.com links - Considerable work was done in relation to the community aspects of this project and other related projects with the creation of a Matrix space (PSA) regrouping several efforts. - Added link to <text:a xlink:type="simple" xlink:href="https://psa.anonymousplanet.org/" office:name=""><text:span text:style-name="Definition">https://psa.anonymousplanet.org/</text:span></text:a> containing the community rules for our chatrooms on Matrix and Discord - Added reference to <text:a xlink:type="simple" xlink:href="https://en.wikipedia.org/wiki/Sybil_attack" office:name=""><text:span text:style-name="Definition">https://en.wikipedia.org/wiki/Sybil_attack</text:span></text:a> to the attacks against anonymized Tor traffic section - Added reference to <text:a xlink:type="simple" xlink:href="https://arstechnica.com/information-technology/2014/07/active-attack-on-tor-network-tried-to-decloak-users-for-five-months/" office:name=""><text:span text:style-name="Definition">https://arstechnica.com/information-technology/2014/07/active-attack-on-tor-network-tried-to-decloak-users-for-five-months/</text:span></text:a> in the attacks against anonymized Tor traffic section - Added reference to <text:a xlink:type="simple" xlink:href="https://www.whonix.org/wiki/Anbox" office:name=""><text:span text:style-name="Definition">https://www.whonix.org/wiki/Anbox</text:span></text:a> for running Android Apps within the Whonix Workstation - Added reference to <text:a xlink:type="simple" xlink:href="https://www.wikigain.com/install-macos-monterey-on-virtualbox/" office:name=""><text:span text:style-name="Definition">https://www.wikigain.com/install-macos-monterey-on-virtualbox/</text:span></text:a> to the macOS VM section - Added reference to <text:a xlink:type="simple" xlink:href="https://blog.kraken.com/post/11905/your-fingerprint-can-be-hacked-for-5-heres-how/" office:name=""><text:span text:style-name="Definition">https://blog.kraken.com/post/11905/your-fingerprint-can-be-hacked-for-5-heres-how/</text:span></text:a> to the biometrics section - Added reference to <text:a xlink:type="simple" xlink:href="https://propertyofthepeople.org/document-detail/?doc-id=21114562" office:name=""><text:span text:style-name="Definition">https://propertyofthepeople.org/document-detail/?doc-id=21114562</text:span></text:a> - Added reference to <text:a xlink:type="simple" xlink:href="https://12ft.io/" office:name=""><text:span text:style-name="Definition">https://12ft.io/</text:span></text:a> in the introduction section - Added reference to <text:a xlink:type="simple" xlink:href="https://www.bleepingcomputer.com/news/security/firmware-attack-can-drop-persistent-malware-in-hidden-ssd-area/" office:name=""><text:span text:style-name="Definition">https://www.bleepingcomputer.com/news/security/firmware-attack-can-drop-persistent-malware-in-hidden-ssd-area/</text:span></text:a> to the SSD wiping conclusions - Added reference to <text:a xlink:type="simple" xlink:href="https://www.welivesecurity.com/wp-content/uploads/2021/12/eset_jumping_the_air_gap_wp.pdf" office:name=""><text:span text:style-name="Definition">https://www.welivesecurity.com/wp-content/uploads/2021/12/eset_jumping_the_air_gap_wp.pdf</text:span></text:a> to the advanced targeted techniques section - Small grammar/spelling fixes - <text:span text:style-name="T1">Special thanks to the anonymous donator of 1 XMR</text:span></text:p>
      <text:p text:style-name="Text_20_body">v1.1.1 - Added reference to <text:a xlink:type="simple" xlink:href="https://www.youtube.com/watch?v=H33ggs7bh8M" office:name=""><text:span text:style-name="Definition">https://www.youtube.com/watch?v=H33ggs7bh8M</text:span></text:a> as an intro video to Monero in the Monero Disclaimer section - Added reference to <text:a xlink:type="simple" xlink:href="https://www.youtube.com/watch?v=qkJGF3syQy4" office:name=""><text:span text:style-name="Definition">https://www.youtube.com/watch?v=qkJGF3syQy4</text:span></text:a> in the Guest VM Browser section about Brave - Added reference to <text:a xlink:type="simple" xlink:href="https://www.vice.com/en/article/m7vqkv/how-fbi-gets-phone-data-att-tmobile-verizon" office:name=""><text:span text:style-name="Definition">https://www.vice.com/en/article/m7vqkv/how-fbi-gets-phone-data-att-tmobile-verizon</text:span></text:a> in the metadata/geo-location section - Added reference to <text:a xlink:type="simple" xlink:href="https://fingerprintjs.com/blog/disabling-javascript-wont-stop-fingerprinting/" office:name=""><text:span text:style-name="Definition">https://fingerprintjs.com/blog/disabling-javascript-wont-stop-fingerprinting/</text:span></text:a> in several sections about JavaScript - Added reference to <text:a xlink:type="simple" xlink:href="https://qua3k.github.io/ungoogled/" office:name=""><text:span text:style-name="Definition">https://qua3k.github.io/ungoogled/</text:span></text:a> in the sections about Ungoogled-Chromium - Re-Added Privacytools.io in the Links section - Added a general disclaimer on the Links page about websites possibly using sponsorships, affiliate links, paid services, premium offers, and merchandising… - Re-Added a Discord server to provide easier access to the community through <text:a xlink:type="simple" xlink:href="https://discord.gg/V8dmd9y7mt" office:name=""><text:span text:style-name="Definition">https://discord.gg/V8dmd9y7mt</text:span></text:a> with all the rooms bridged to Matrix rooms - Changed the Matrix/Discord communities from being room focused (#anonymity) to a broader “Privacy Security Anonymity” space with a new #security focused room and an off-topic room. - Creation of a Matrix space at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Added an RSS bot to those rooms relaying some relevant security and anonymity news within those rooms. - Started the test hosting of a small Synapse server with the domain anonymousplanet.org</text:p>
      <text:p text:style-name="Text_20_body">v1.1.0 - Removed SHA-3 from recommended methods for password storage - Added reference to <text:a xlink:type="simple" xlink:href="https://docs.securedrop.org/en/stable/source.html" office:name=""><text:span text:style-name="Definition">https://docs.securedrop.org/en/stable/source.html</text:span></text:a> in the section about communicating sensitive information to various organizations - <text:span text:style-name="T1">Pending review</text:span> removal of privacytools.io from the guide after discovering sponsored recommendations within the lists on their website. Disclaimer added on the links page.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tylometry section - Added reference to <text:a xlink:type="simple" xlink:href="https://www.whonix.org/wiki/Surfing_Posting_Blogging#Stylometry" office:name=""><text:span text:style-name="Definition">https://www.whonix.org/wiki/Surfing_Posting_Blogging#Stylometry</text:span></text:a> in the Stylometry section - Added reference to <text:a xlink:type="simple" xlink:href="https://www.whonix.org/wiki/Surfing_Posting_Blogging#Anonymous_File_Sharing" office:name=""><text:span text:style-name="Definition">https://www.whonix.org/wiki/Surfing_Posting_Blogging#Anonymous_File_Sharing</text:span></text:a> in the appendix checklist of things to check before sharing information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ection about countering stylometry using translators - Changed the fonts of the website to improve readability (now using “Helvetica”, “Calibri”,and “Times New Roman”) - Removed some unnecessary information from the main page and the donations page to reduce their size - Added a new Tor Exit node (Tor-Exit-05) - Various spelling/grammar fixes</text:p>
      <text:p text:style-name="Text_20_body">v1.0.9 - Re-Added Privacytools.io (along Privacyguides.org) as a good source of information and recommendations for various services/products/platforms within the guide. - Added a Links page to the website with a small collection of recommended projects to visit. - Changed the layout of the website to make the buttons a bit smaller - Added reference to <text:a xlink:type="simple" xlink:href="https://medium.com/@c5/darkweb-vendors-and-the-basic-opsec-mistakes-they-keep-making-e54c285a488c" office:name=""><text:span text:style-name="Definition">https://medium.com/@c5/darkweb-vendors-and-the-basic-opsec-mistakes-they-keep-making-e54c285a488c</text:span></text:a> in the OPSEC section. - Added reference to <text:a xlink:type="simple" xlink:href="https://kycnot.me/" office:name=""><text:span text:style-name="Definition">https://kycnot.me/</text:span></text:a> which lists non-KYC cryptocurrencies exchange services - Fixed some mistakes in the cryptocurrency swapping section</text:p>
      <text:p text:style-name="Text_20_body">v1.0.8-hotfix - Added a reference to <text:a xlink:type="simple" xlink:href="https://privacytests.org/" office:name=""><text:span text:style-name="Definition">https://privacytests.org/</text:span></text:a> in the section about picking a browser in a guest VM - Fixed not-working Nitter links by changing the Nitter instance to Nitter.net - Added Minisign signatures for the PDFs and the ODT file - <text:span text:style-name="T1">Hotfix</text:span> Added a reference to <text:a xlink:type="simple" xlink:href="https://qua3k.github.io/ungoogled/" office:name=""><text:span text:style-name="Definition">https://qua3k.github.io/ungoogled/</text:span></text:a> and now strongly recommends <text:span text:style-name="T1">against</text:span> using Ungoogled-Chromium due to them lagging behind in security patches</text:p>
      <text:p text:style-name="Text_20_body">v1.0.8 - Added a reference to <text:a xlink:type="simple" xlink:href="https://www.websiteplanet.com/blog/gethealth-leak-report/" office:name=""><text:span text:style-name="Definition">https://www.websiteplanet.com/blog/gethealth-leak-report/</text:span></text:a> in the Smart Devices section - Added several academic references to the Tor Correlation Fingerprinting attack: <text:a xlink:type="simple" xlink:href="https://homes.esat.kuleuven.be/~mjuarezm/index_files/pdf/ccs18.pdf" office:name=""><text:span text:style-name="Definition">https://homes.esat.kuleuven.be/~mjuarezm/index_files/pdf/ccs18.pdf</text:span></text:a>, <text:a xlink:type="simple" xlink:href="https://www.internetsociety.org/sites/default/files/blogs-media/website-fingerprinting-internet-scale.pdf" office:name=""><text:span text:style-name="Definition">https://www.internetsociety.org/sites/default/files/blogs-media/website-fingerprinting-internet-scale.pdf</text:span></text:a>, and <text:a xlink:type="simple" xlink:href="https://www.esat.kuleuven.be/cosic/publications/article-2456.pdf" office:name=""><text:span text:style-name="Definition">https://www.esat.kuleuven.be/cosic/publications/article-2456.pdf</text:span></text:a> - Added a reference to <text:a xlink:type="simple" xlink:href="https://blog.torproject.org/new-low-cost-traffic-analysis-attacks-mitigations" office:name=""><text:span text:style-name="Definition">https://blog.torproject.org/new-low-cost-traffic-analysis-attacks-mitigations</text:span></text:a> in the same section - Added an important precision/correction that Tor Correlation Fingerprinting attacks references papers were done in a limited closed-world testing environment and their efficiency in a real open-world situation has not been demonstrated other than theoretically - Added two VPS hosting providers to the list of possible providers: <text:a xlink:type="simple" xlink:href="https://cryptoho.st/" office:name=""><text:span text:style-name="Definition">https://cryptoho.st/</text:span></text:a> and <text:a xlink:type="simple" xlink:href="https://www.privex.io/" office:name=""><text:span text:style-name="Definition">https://www.privex.io/</text:span></text:a> - Added reference to <text:a xlink:type="simple" xlink:href="https://about.fb.com/news/2021/10/end-to-end-encrypted-backups-on-whatsapp/" office:name=""><text:span text:style-name="Definition">https://about.fb.com/news/2021/10/end-to-end-encrypted-backups-on-whatsapp/</text:span></text:a> announcing e2ee backups on WhatsApp</text:p>
      <text:p text:style-name="Text_20_body">v1.0.7 - Added reference to <text:a xlink:type="simple" xlink:href="https://www.scientificamerican.com/article/a-blank-wall-can-show-how-many-people-are-in-a-room-and-what-theyre-doing/" office:name=""><text:span text:style-name="Definition">https://www.scientificamerican.com/article/a-blank-wall-can-show-how-many-people-are-in-a-room-and-what-theyre-doing/</text:span></text:a> in the targeted techniques section - Added reference to <text:a xlink:type="simple" xlink:href="https://www.scientificamerican.com/article/a-shiny-snack-bags-reflections-can-reconstruct-the-room-around-it/" office:name=""><text:span text:style-name="Definition">https://www.scientificamerican.com/article/a-shiny-snack-bags-reflections-can-reconstruct-the-room-around-it/</text:span></text:a> in the targeted techniques section - Added reference to <text:a xlink:type="simple" xlink:href="https://www.scientificamerican.com/article/footstep-sensors-identify-people-by-gait/" office:name=""><text:span text:style-name="Definition">https://www.scientificamerican.com/article/footstep-sensors-identify-people-by-gait/</text:span></text:a> in the targeted techniques section - Switched various links from PrivacyTools.io to PrivacyGuides.org that were forgotten in a previous update - Added guidance to share information and files publicly including IPFS - Added an appendix containing a checklist of things to verify before sharing any information or file (metadata…) - Complete reworking of the Introduction and Prologue for better readability (there was way too much text in there) - Added references to <text:a xlink:type="simple" xlink:href="https://thenewoil.org" office:name=""><text:span text:style-name="Definition">https://thenewoil.org</text:span></text:a>, <text:a xlink:type="simple" xlink:href="https://privacyguides.org" office:name=""><text:span text:style-name="Definition">https://privacyguides.org</text:span></text:a>, and the YouTube Techlore channel <text:a xlink:type="simple" xlink:href="https://www.youtube.com/c/Techlore" office:name=""><text:span text:style-name="Definition">https://www.youtube.com/c/Techlore</text:span></text:a> as bonus introduction reads on privacy and security - Various grammar/spelling fixes</text:p>
      <text:p text:style-name="Text_20_body">v1.0.6 - Added reference to <text:a xlink:type="simple" xlink:href="https://www.forbes.com/sites/thomasbrewster/2021/10/04/google-keyword-warrants-give-us-government-data-on-search-users" office:name=""><text:span text:style-name="Definition">https://www.forbes.com/sites/thomasbrewster/2021/10/04/google-keyword-warrants-give-us-government-data-on-search-users</text:span></text:a> in the digital fingerprint section - Added the fourth Tor Exit node in the donation page listing - Added recommendation for considering Minisign (<text:a xlink:type="simple" xlink:href="https://jedisct1.github.io/minisign/" office:name=""><text:span text:style-name="Definition">https://jedisct1.github.io/minisign/</text:span></text:a>) as an alternative to PGP/GPG for file signing - Added new archive of the guide on anonarchive.org - Added Content-Security-Policy and X-XSS-Protection metatags to the HTML headers of the website - Added reference to <text:a xlink:type="simple" xlink:href="https://latacora.singles/2019/07/16/the-pgp-problem.html" office:name=""><text:span text:style-name="Definition">https://latacora.singles/2019/07/16/the-pgp-problem.html</text:span></text:a> to justify the recommendation to use Minisign over PGP/GPG for signing - Added <text:a xlink:type="simple" xlink:href="https://mobilesms.io" office:name=""><text:span text:style-name="Definition">https://mobilesms.io</text:span></text:a> to the list of online phone number providers - Added an “extra paranoid” route using Zcash in addition to Monero if you want even more safety than just relying on Monero alone for anonymous crypto transactions - Added instructions to install a Zcash wallet on various OSes including the Whonix Workstation - Refined the VPN over Tor sections with more information about using a self-hosted VPN/Proxy instead of a VPN provider - Added guidance to upgrade Whonix from version 15 to version 16 on Qubes OS - Added disclaimer about Windows 11 not being supported (yet) by the guide - Some grammar/spelling fixes - Various broken links fixes</text:p>
      <text:p text:style-name="Text_20_body">v1.0.5 - Added reference to <text:a xlink:type="simple" xlink:href="https://www.theguardian.com/australia-news/2021/sep/11/inside-story-most-daring-surveillance-sting-in-history" office:name=""><text:span text:style-name="Definition">https://www.theguardian.com/australia-news/2021/sep/11/inside-story-most-daring-surveillance-sting-in-history</text:span></text:a> in the smartphone warnings section - Made main website available through IPv6 - Endnotes are now also supported on the repository MD file through <text:a xlink:type="simple" xlink:href="https://github.com/AnonymousPlanet/thgtoa/blob/main/guide.md" office:name=""><text:span text:style-name="Definition">https://github.com/AnonymousPlanet/thgtoa/blob/main/guide.md</text:span></text:a> thanks to markdown update from GitHub. Previously, those were only working on the rendered Jekyll HTML - Added link to <text:a xlink:type="simple" xlink:href="https://oksms.org" office:name=""><text:span text:style-name="Definition">https://oksms.org</text:span></text:a> as an option if you cannot afford a dedicated number. More will be added soon. - Added reference to <text:a xlink:type="simple" xlink:href="https://www.vice.com/en/article/93ypke/the-nsa-and-cia-use-ad-blockers-because-online-advertising-is-so-dangerous" office:name=""><text:span text:style-name="Definition">https://www.vice.com/en/article/93ypke/the-nsa-and-cia-use-ad-blockers-because-online-advertising-is-so-dangerous</text:span></text:a> as an argument to recommend adding uBlock to Tor Browser - Added reference to <text:a xlink:type="simple" xlink:href="http://0pointer.net/blog/authenticated-boot-and-disk-encryption-on-linux.html" office:name=""><text:span text:style-name="Definition">http://0pointer.net/blog/authenticated-boot-and-disk-encryption-on-linux.html</text:span></text:a> in the in-depth Linux hardening resources - Added reference to <text:a xlink:type="simple" xlink:href="https://www.usenix.org/system/files/sec21-hoang.pdf" office:name=""><text:span text:style-name="Definition">https://www.usenix.org/system/files/sec21-hoang.pdf</text:span></text:a> and <text:a xlink:type="simple" xlink:href="https://gfwatch.org/" office:name=""><text:span text:style-name="Definition">https://gfwatch.org/</text:span></text:a> in the section about hostile environments - Added reference to <text:a xlink:type="simple" xlink:href="https://www.d-id.com/talkingheads/" office:name=""><text:span text:style-name="Definition">https://www.d-id.com/talkingheads/</text:span></text:a> in the creating new identities section - Added reference to <text:a xlink:type="simple" xlink:href="https://twitter.com/SecurityJon/status/1445020885472235524" office:name=""><text:span text:style-name="Definition">https://twitter.com/SecurityJon/status/1445020885472235524</text:span></text:a> and <text:a xlink:type="simple" xlink:href="https://labs.f-secure.com/blog/sniff-there-leaks-my-bitlocker-key/" office:name=""><text:span text:style-name="Definition">https://labs.f-secure.com/blog/sniff-there-leaks-my-bitlocker-key/</text:span></text:a> into the Windows Host OS section of the Whonix route - Added reference to <text:a xlink:type="simple" xlink:href="https://www.wired.com/story/clearview-ai-new-tools-identify-you-photos/" office:name=""><text:span text:style-name="Definition">https://www.wired.com/story/clearview-ai-new-tools-identify-you-photos/</text:span></text:a> in the biometrics section - Added reference to <text:a xlink:type="simple" xlink:href="https://www.coindesk.com/business/2021/09/21/leaked-slides-show-how-chainalysis-flags-crypto-suspects-for-cops/" office:name=""><text:span text:style-name="Definition">https://www.coindesk.com/business/2021/09/21/leaked-slides-show-how-chainalysis-flags-crypto-suspects-for-cops/</text:span></text:a> in the Cryptocurrencies Transaction section - Added Cwtch <text:a xlink:type="simple" xlink:href="https://cwtch.im" office:name=""><text:span text:style-name="Definition">https://cwtch.im</text:span></text:a> to the messaging apps lists and recommendations - Added a new fourth Tor Exit node using donations funds - Some grammar/spelling fixes</text:p>
      <text:p text:style-name="Text_20_body">v1.0.4 - Added reference to <text:a xlink:type="simple" xlink:href="https://therecord.media/malware-found-preinstalled-in-classic-push-button-phones-sold-in-russia/" office:name=""><text:span text:style-name="Definition">https://therecord.media/malware-found-preinstalled-in-classic-push-button-phones-sold-in-russia/</text:span></text:a> in the burner phone section - Added reference to <text:a xlink:type="simple" xlink:href="https://sourceforge.net/p/veracrypt/discussion/technical/thread/3961542951/" office:name=""><text:span text:style-name="Definition">https://sourceforge.net/p/veracrypt/discussion/technical/thread/3961542951/</text:span></text:a> in the Veracrypt settings sections - Changed Privacytools.io to Privacyguides.org after name change - Added reference to <text:a xlink:type="simple" xlink:href="https://github.com/iperov/DeepFaceLive" office:name=""><text:span text:style-name="Definition">https://github.com/iperov/DeepFaceLive</text:span></text:a> in the Face recognition section - Added reference to <text:a xlink:type="simple" xlink:href="https://www.news.ucsb.edu/2021/020392/dont-fidget-wifi-will-count-you" office:name=""><text:span text:style-name="Definition">https://www.news.ucsb.edu/2021/020392/dont-fidget-wifi-will-count-you</text:span></text:a> within the Wi-Fi around you section - Matrix room change from #online-anonymity:matrix.org to #anonymity:matrix.org (old alias remains valid) - Renewed hosting of Tor-Exit-01 for 1 year using funding from donations</text:p>
      <text:p text:style-name="Text_20_body">v1.0.3 - Added reference to ProtonMail IP logging case <text:a xlink:type="simple" xlink:href="https://techcrunch.com/2021/09/06/protonmail-logged-ip-address-of-french-activist-after-order-by-swiss-authorities/" office:name=""><text:span text:style-name="Definition">https://techcrunch.com/2021/09/06/protonmail-logged-ip-address-of-french-activist-after-order-by-swiss-authorities/</text:span></text:a> - Added more information regarding Firefox hardening settings - Added reference to <text:a xlink:type="simple" xlink:href="https://www.privateinternetaccess.com/blog/internet-freedom-around-the-world-in-50-stats/" office:name=""><text:span text:style-name="Definition">https://www.privateinternetaccess.com/blog/internet-freedom-around-the-world-in-50-stats/</text:span></text:a> - Fixed several broken links - Some grammar fixes</text:p>
      <text:p text:style-name="Text_20_body">v1.0.2 - Minor layout fixes - Added BLAKE2 hash to the list of hashes and clarified the hashes recommendations - Added Twofish and Serpent to the recommended section in the File Encryption section - Added reference to <text:a xlink:type="simple" xlink:href="https://justdeleteme.xyz/" office:name=""><text:span text:style-name="Definition">https://justdeleteme.xyz/</text:span></text:a> and <text:a xlink:type="simple" xlink:href="https://inteltechniques.com/workbook.html" office:name=""><text:span text:style-name="Definition">https://inteltechniques.com/workbook.html</text:span></text:a> in the Removing traces section - Added references to <text:a xlink:type="simple" xlink:href="https://techcrunch.com/2021/08/19/google-geofence-warrants/" office:name=""><text:span text:style-name="Definition">https://techcrunch.com/2021/08/19/google-geofence-warrants/</text:span></text:a> and <text:a xlink:type="simple" xlink:href="https://www.techdirt.com/articles/20210821/10494847401/google-report-shows-reverse-warrants-are-swiftly-becoming-law-enforcements-go-to-investigative-tool.shtml" office:name=""><text:span text:style-name="Definition">https://www.techdirt.com/articles/20210821/10494847401/google-report-shows-reverse-warrants-are-swiftly-becoming-law-enforcements-go-to-investigative-tool.shtml</text:span></text:a> about the expanding trend of Geofencing warrants - Added reference to <text:a xlink:type="simple" xlink:href="https://edwardsnowden.substack.com/p/all-seeing-i" office:name=""><text:span text:style-name="Definition">https://edwardsnowden.substack.com/p/all-seeing-i</text:span></text:a> in reference to Apple Privacy - Added various references and information about setting up plausible deniability on Linux - Added reference and information about setting up plausible deniability on Qubes OS - Improved the section about countering linguistic forensics - Updated Archive.today onion v2 address to v3 - Full (self) proofreading resulting in a large amount of spelling/grammar fixes and some shame about those</text:p>
      <text:p text:style-name="Text_20_body">v1.0.1 - Added information about Monero Atomic Swap for converting from BTC to Monero instead of a swapping service (Monero Rules!) - Added link to <text:a xlink:type="simple" xlink:href="https://www.useapassphrase.com/" office:name=""><text:span text:style-name="Definition">https://www.useapassphrase.com/</text:span></text:a> in the password/passphrase guidelines appendix - Added an appendix about Crypto Swapping services with some recommendations - Added OnlyFans, Binance and Kraken to the list of tested online services - Added Information on how to check if your Tor Exit node is in few or many blocklists to avoid issues when signing-up to various services - Various spelling/grammar fixes</text:p>
      <text:p text:style-name="Text_20_body">v1.0.0 Codename “Deal With It” (because it’s not perfect, so deal with it) - Various spelling/grammar fixes to the Countering Forensic Linguistics section - Added guidance on how to compare older PDFs with newer releases using some online tools - Added guidance on how to compare older ODTs with newer releases using LibreWriter - Removed the attribution to Mark Twain from the quote in the final editorial notes - Added some references in the list of threats to anonymity to the proposed mitigations in the guide - Various grammar/spelling fixes - Slightly changed the Light theme header color</text:p>
      <text:p text:style-name="Text_20_body">v1.0.0-rc3-hotfix (unpublished release) - Modified the Countering Forensic Linguistics section to remove the AutoCorrect usage recommendation in favor of “Search and Replace” to avoid unintended mistakes. - Removed hybrid-analysis checks from the files as I think VirusTotal is enough</text:p>
      <text:p text:style-name="Text_20_body">v1.0.0-rc3 - Added recommendation to use the Privacy Redirect extension on the Guest VMs browsers: <text:a xlink:type="simple" xlink:href="https://github.com/SimonBrazell/privacy-redirect" office:name=""><text:span text:style-name="Definition">https://github.com/SimonBrazell/privacy-redirect</text:span></text:a> - Added a section to emphasize some precautions when using a Browser with JavaScript enabled (including Tor Browser up to the “Safer Level”) in every route - Added more information and recommendations related to using Tor Browser at the “Safer” level. - Added some more crypto disclaimers to avoid some services such as Mixers/Tumblers - Re-ordered and re-linked many sections in a more logical way - Removed some duplicate information in some sections - Fixed some bad hyperlinks - Added a release of the guide in the ODT format in addition to PDFs</text:p>
      <text:p text:style-name="Text_20_body">v1.0.0-rc2 - Many grammar/spelling changes after some proofreading</text:p>
      <text:p text:style-name="Text_20_body">v1.0.0-rc1 (Release Candidate 1) - Small grammar/spelling fixes - Small layout fixes - Added some information about Safari in the Guest VM Browser selection/hardening sections - Removed DREAD in the threat modeling references as it is deprecated - Added link to <text:a xlink:type="simple" xlink:href="https://arstechnica.com/gadgets/2021/07/vpn-servers-seized-by-ukrainian-authorities-werent-encrypted/" office:name=""><text:span text:style-name="Definition">https://arstechnica.com/gadgets/2021/07/vpn-servers-seized-by-ukrainian-authorities-werent-encrypted/</text:span></text:a> in the No Logging but Logging anyway section of VPN providers - Added Session Messenger as a possible “last resort” recommendation for iOS users because well there is no better option it seems despite their lack of PFS and Deniability - Corrected the Session Messenger information as not using Tor Natively but using LokiNet Onion Routing natively - Added a new Tor Browser route for the simplest, easiest way to access the web anonymously with appropriate security warnings - Added additional information on attack mitigations on Bitlocker encrypted drives and reference to <text:a xlink:type="simple" xlink:href="https://dolosgroup.io/blog/2021/7/9/from-stolen-laptop-to-inside-the-company-network" office:name=""><text:span text:style-name="Definition">https://dolosgroup.io/blog/2021/7/9/from-stolen-laptop-to-inside-the-company-network</text:span></text:a> - Changed the recommendations about the state of your real phone while using a burner phone. You should never bring it with you and leave it on at home. - Changed the route picking UML to only show options depending on your skills/resources/availability without considering threats/adversaries - Expanded the threat modeling section (after the previous UML) with adversaries/threats and picking the adequate route in consequence - Added reference to <text:a xlink:type="simple" xlink:href="https://arxiv.org/pdf/2107.04940.pdf" office:name=""><text:span text:style-name="Definition">https://arxiv.org/pdf/2107.04940.pdf</text:span></text:a> to the Bad Cryptography section - Added reference to <text:a xlink:type="simple" xlink:href="https://edition.cnn.com/2021/07/23/tech/idme-unemployment-facial-recognition/index.html" office:name=""><text:span text:style-name="Definition">https://edition.cnn.com/2021/07/23/tech/idme-unemployment-facial-recognition/index.html</text:span></text:a> to the Face Recognition section - Lowered recommendation for RiseUP as a free mail service as they now require invitation for registration - Added reference to <text:a xlink:type="simple" xlink:href="https://gitlab.com/FG-01/fg-01" office:name=""><text:span text:style-name="Definition">https://gitlab.com/FG-01/fg-01</text:span></text:a> as a possible mitigation to gait recognition systems as well as 2 more journalistic references to gait recognition - Changed information about China/Russia “will block” ECH/eSNI to “might block” as it hasn’t been verified/confirmed - Added a whole appendix on Counteracting Forensic Linguistics (Writeprint) with your anonymous identities - Added IPFS mirror of the whole website at <text:a xlink:type="simple" xlink:href="https://ipfs.anonymousplanet.org" office:name=""><text:span text:style-name="Definition">https://ipfs.anonymousplanet.org</text:span></text:a></text:p>
      <text:p text:style-name="Text_20_body">v0.9.9h - Fixed bad and missing linking about browser selection and install in guest VMs setup sections - Added ShutUp10 to the list of tools to improve Privacy on Windows 10 - Removed Windows AME from the recommendations/possibilities within guest VMs and advising against it instead</text:p>
      <text:p text:style-name="Text_20_body">v0.9.9g - Added Safing.io to the recommended VPN providers list (provisional) - Many links fixed/updated/replaced/removed (dead links check on the whole document) - Updated most of the .onion v2 addresses to .onion v3 addresses (except for Archive.today which is still on v2) - Added .onion addresses to some publication links having a Tor mirror such as The Intercept - Decided to switch the licensing of the project to add NonCommercial (cc-by-nc-4.0), prior releases are not affected</text:p>
      <text:p text:style-name="Text_20_body">v0.9.9f - Added section on search engines - Added some more information on Brave source of adblocking - Added separator between the text and the references to the online HTML version - Added a ToC entry of the references to the online HTML version - Added a bit more information on eventual physical destruction of HDDs and SSDs</text:p>
      <text:p text:style-name="Text_20_body">v0.9.9e - Added more information on why I recommend Brave within guests VMs and more information about other choices (mainly Firefox) - Added Browser Hardening guidelines for Brave, Ungoogled-Chromium, Edge, and Firefox</text:p>
      <text:p text:style-name="Text_20_body">v0.9.9d - Changed wording from all incorrect “TAILS” instances to the correct “Tails” - Changed wording from some incorrect “Qube OS” instances to the correct “Qubes OS” - Added header to the PDFs with the title - Added footer to the PDFs with the page numbers - Changed the PDFs from having all references in the endnotes to having them in the footnotes of each page for better readability</text:p>
      <text:p text:style-name="Text_20_body">v0.9.9c - Improved the password/passphrase recommendation section - Added a new Tor Exit node to the project <text:a xlink:type="simple" xlink:href="https://metrics.torproject.org/rs.html#details/F535BA067A776457083141688C7FE781B6DFB24E" office:name=""><text:span text:style-name="Definition">https://metrics.torproject.org/rs.html#details/F535BA067A776457083141688C7FE781B6DFB24E</text:span></text:a> - Added ChaCha20 to the recommended file/disk encryption algorithms - Various fixes in the README/Index</text:p>
      <text:p text:style-name="Text_20_body">v0.9.9b - Changed recommendation from Veracrypt to Bitlocker for Windows simple encryption route to prevent rubber-hose cryptanalysis - Started running a Tor exit-node using project funds <text:a xlink:type="simple" xlink:href="https://metrics.torproject.org/rs.html#details/970814F267BF3DE9DFF2A0F8D4019F80C68AEE26" office:name=""><text:span text:style-name="Definition">https://metrics.torproject.org/rs.html#details/970814F267BF3DE9DFF2A0F8D4019F80C68AEE26</text:span></text:a>. I was only able to buy 3 months with the remaining funds. Please donate if you want this to continue. - Changed slightly the donations requests so that they appear sooner including in the README/index.html and earlier in the guide in a lighter way - Small grammar/spelling fixes</text:p>
      <text:p text:style-name="Text_20_body">v0.9.9a - Added Wikiless links to all Wikipedia articles for enhanced privacy (see <text:a xlink:type="simple" xlink:href="https://codeberg.org/orenom/wikiless" office:name=""><text:span text:style-name="Definition">https://codeberg.org/orenom/wikiless</text:span></text:a>) - Added message to inform users with JavaScript disabled that JavaScript is needed to toggle the themes on the website - Removed underline of every hyperlink in the PDF format guide for better readability - Added small section about helping others staying anonymous by running a Tor entry/relay node - Shortened the Index/README to make it more readable and creating a sub-page with the safety/integrity/authentication information - Added new hosting provider to the list (<text:a xlink:type="simple" xlink:href="https://1984.is" office:name=""><text:span text:style-name="Definition">https://1984.is</text:span></text:a>) and created a small appendix dedicated to recommended hosting providers - Small grammar/spelling fixes - Small fixes on the website layout (thanks to LiJu09 again)</text:p>
      <text:p text:style-name="Text_20_body">v0.9.9 - Added toggle switch from dark to light theme for the website (requires Javascript) to improve general UX (very special thanks to LiJu09 for the great help) - Fixed layout issues in the OSX section about Gatekeeper and XProtect - Small fix in the malware section “higher level” changed to “lower level” - Added reference to <text:a xlink:type="simple" xlink:href="https://www.inteltechniques.com/podcast.html" office:name=""><text:span text:style-name="Definition">https://www.inteltechniques.com/podcast.html</text:span></text:a> as an OSINT resource - Added reference to <text:a xlink:type="simple" xlink:href="https://github.com/Qubes-Community/Contents/blob/master/docs/privacy/anonymizing-your-mac-address.md" office:name=""><text:span text:style-name="Definition">https://github.com/Qubes-Community/Contents/blob/master/docs/privacy/anonymizing-your-mac-address.md</text:span></text:a> in the Qubes Route section - Various spelling/grammar fixes</text:p>
      <text:p text:style-name="Text_20_body">v0.9.8 - Added reference to <text:a xlink:type="simple" xlink:href="https://github.com/insight-decentralized-consensus-lab/post-quantum-monero/blob/master/writeups/technical_note.pdf" office:name=""><text:span text:style-name="Definition">https://github.com/insight-decentralized-consensus-lab/post-quantum-monero/blob/master/writeups/technical_note.pdf</text:span></text:a> in the Monero Disclaimer section - Added cars in the Smart Devices section because obviously cars are also issues - Added reference to <text:a xlink:type="simple" xlink:href="https://www.washingtonpost.com/technology/2019/12/17/what-does-your-car-know-about-you-we-hacked-chevy-find-out/" office:name=""><text:span text:style-name="Definition">https://www.washingtonpost.com/technology/2019/12/17/what-does-your-car-know-about-you-we-hacked-chevy-find-out/</text:span></text:a> in the Smart Devices section - Added more OSINT links: <text:a xlink:type="simple" xlink:href="https://osintframework.com/" office:name=""><text:span text:style-name="Definition">https://osintframework.com/</text:span></text:a>, <text:a xlink:type="simple" xlink:href="https://recontool.org" office:name=""><text:span text:style-name="Definition">https://recontool.org</text:span></text:a>, and <text:a xlink:type="simple" xlink:href="https://github.com/jivoi/awesome-osint" office:name=""><text:span text:style-name="Definition">https://github.com/jivoi/awesome-osint</text:span></text:a> - Added more information about crafting your legend for your anonymous identities in a consistent manner in the creating new identities section - Added more OPSEC information and a reference to <text:a xlink:type="simple" xlink:href="https://www.youtube.com/watch?v=IqZZU9lFlF4" office:name=""><text:span text:style-name="Definition">https://www.youtube.com/watch?v=IqZZU9lFlF4</text:span></text:a> - Added more references to Hardening Linux: <text:a xlink:type="simple" xlink:href="https://wiki.archlinux.org/title/Security" office:name=""><text:span text:style-name="Definition">https://wiki.archlinux.org/title/Security</text:span></text:a> and <text:a xlink:type="simple" xlink:href="https://codeberg.org/SalamanderSecurity/PARSEC" office:name=""><text:span text:style-name="Definition">https://codeberg.org/SalamanderSecurity/PARSEC</text:span></text:a> - Added references to AppArmor usage on Whonix VMs: <text:a xlink:type="simple" xlink:href="https://www.whonix.org/wiki/AppArmor" office:name=""><text:span text:style-name="Definition">https://www.whonix.org/wiki/AppArmor</text:span></text:a> - Added AppArmor/SELinux references within the Qubes OS section for Hardening VMs - Added light introduction video references for hardening Linux/Windows/MacOS by the nice people at Techlore. - Switched from Mastodon.online to Mastodon.social <text:a xlink:type="simple" xlink:href="https://mastodon.social/@anonypla" office:name=""><text:span text:style-name="Definition">https://mastodon.social/@anonypla</text:span></text:a> - Fixed duplicate notations on GPG key - Added Nitter links to Twitter links - Various spelling/grammar fixes</text:p>
      <text:p text:style-name="Text_20_body">v0.9.7b - Added disclaimer about Monero usage and its long-term security relative to KYC regulations - Added a bonus step within the BTC anonymizing section to reference Wasabi Wallet <text:a xlink:type="simple" xlink:href="https://wasabiwallet.io/" office:name=""><text:span text:style-name="Definition">https://wasabiwallet.io/</text:span></text:a> as an added efficient obfuscation measure - Fixed layout issue at the very end of the guide (wrong tabulation) - Added reference to RiseUp, Disroot, and Autistici for e-mail creation if you need an e-mail verification for creating for instance a ProtonMail or a MailFence account - Removed <text:a xlink:type="simple" xlink:href="http://keys.gnupg.net/" office:name=""><text:span text:style-name="Definition">http://keys.gnupg.net/</text:span></text:a> from README because it’s dead it seems</text:p>
      <text:p text:style-name="Text_20_body">v0.9.7a - Fixed wrong information about Session messenger and presence of Forward Secrecy and removed from recommendations due to that and the absence of deniability - Added information about how to get/use BTC anonymously using Monero swapping - Removed the THGTOA subreddit and the discord server (due to being mostly unused) to leave only the Matrix room and GitHub for discussions - Made the README slightly more user-friendly - Various spelling/grammar fixes</text:p>
      <text:p text:style-name="Text_20_body">v0.9.7 - Fixed DNS section stating that ECH/eSNI leaks DNS when in fact it leaks only DN (Domain Name) - Fixed DNS section stating that Firefox enforces OCSP stapling when it does not - Added information in DNS section that Chromium based browsers do not rely on OCSP but CRLSets - Fixed DNS illustration according to above fixes - Renamed DNS section into DNS and IP and added information about IP correlation with various websites despite having encrypted DNS - Added reference to <text:a xlink:type="simple" xlink:href="https://www.hackerfactor.com/blog/index.php?/archives/906-Tor-0day-The-Management-Vulnerability.html" office:name=""><text:span text:style-name="Definition">https://www.hackerfactor.com/blog/index.php?/archives/906-Tor-0day-The-Management-Vulnerability.html</text:span></text:a> in the anonymize Tor/VPN traffic section - Added section about rootkits and backdoors in the malware in the malware, exploits and viruses section - Added information about rootkits and firmware malware/backdoors - Added Session in the messengers table and recommendations - Added disclaimer to be extra cautious when using Tails (always use the last version and be extremely careful with bundled apps) - Various spelling/grammar fixes</text:p>
      <text:p text:style-name="Text_20_body">v0.9.6b - Added emphasis and disclaimer on the threat model of this guide to clarify strongly that this guide is a DRAFT and may contain inaccuracies. This guide should not be considered a definitive truth. - Added reference to the new Tutanota incident forcing them to monitor users - Added reference to the RSA Conference 2020, When Cybercriminals with Good OpSec Attack <text:a xlink:type="simple" xlink:href="https://www.youtube.com/watch?v=zXmZnU2GdVk" office:name=""><text:span text:style-name="Definition">https://www.youtube.com/watch?v=zXmZnU2GdVk</text:span></text:a> video in the OPSEC section</text:p>
      <text:p text:style-name="Text_20_body">v0.9.6a - Added the USB Wi-Fi dongle option within the section to block Host OS network access while allowing VM network access - Small spelling/grammar fixes</text:p>
      <text:p text:style-name="Text_20_body">v0.9.6 - Added references to AnonAddy and Simplelogin e-mail aliasing services in the e-mail verification section of creating new online identities. Could be useful. - Fixed the word SSD that was somehow spelled SDD all over the place (/shame) - Added section to explain how to disable/prevent Internet Access on the Host OS while allowing VMs (specifically the Whonix Gateway) to access the internet in the Whonix Route - Added further password recommendation based on Bruce Schneier recommendations <text:a xlink:type="simple" xlink:href="https://www.schneier.com/blog/archives/2014/03/choosing_secure_1.html" office:name=""><text:span text:style-name="Definition">https://www.schneier.com/blog/archives/2014/03/choosing_secure_1.html</text:span></text:a> - Removed telegram channel because is was unused and empty in favor of keeping only the Matrix channel (Primary) and the Discord channel (Secondary) but linked - Added information about AMD PSP not having remote management capabilities unlike IME - Various spelling/grammar fixes</text:p>
      <text:p text:style-name="Text_20_body">v0.9.5 - Added some small disclaimer for Coreboot containing some proprietary software - Added reference to Tempora surveillance program - Small correction to the text relating to the Tutanota court order to avoid misunderstandings - Added <text:a xlink:type="simple" xlink:href="https://censys.io/" office:name=""><text:span text:style-name="Definition">https://censys.io/</text:span></text:a> and <text:a xlink:type="simple" xlink:href="https://www.zoomeye.org/" office:name=""><text:span text:style-name="Definition">https://www.zoomeye.org/</text:span></text:a> in addition to Shodan as IoT search engines options - Removed SHA3 from the “avoid” list because it was incorrect - Added more information in the Online Backups section - Added more references to people caught due to their fingerprints appearing on shared pictures online in the biometrics section - Added link to <text:a xlink:type="simple" xlink:href="https://stegcloak.surge.sh/" office:name=""><text:span text:style-name="Definition">https://stegcloak.surge.sh/</text:span></text:a> in the Hidden communications in plain sight section - Various small spelling/grammar fixing</text:p>
      <text:p text:style-name="Text_20_body">v0.9.4 - Added reference to <text:a xlink:type="simple" xlink:href="https://www.youtube.com/watch?v=FDZ39h-kCS8" office:name=""><text:span text:style-name="Definition">https://www.youtube.com/watch?v=FDZ39h-kCS8</text:span></text:a> in the Smart Devices around you section - Added reference to TypingDNA (<text:a xlink:type="simple" xlink:href="https://www.typingdna.com/" office:name=""><text:span text:style-name="Definition">https://www.typingdna.com/</text:span></text:a>) in the Online Behavior section - Various small spelling fixes - Added reference to SORM (Russia) along PRISM,XKEYSCORE… - Added reference to smarttags (Apple AirTags, Samsung Smarttags, Tile…) in the smart devices section - Added reference to Michael Bazzell’s interesting OSINT Techniques book <text:a xlink:type="simple" xlink:href="https://inteltechniques.com/book1.html" office:name=""><text:span text:style-name="Definition">https://inteltechniques.com/book1.html</text:span></text:a> in the bonus resources section - Added reference to LibGen in the Introduction section in addition to Sci-Hub - Fixed some ordering issues in the various sections that were re-ordered in previous updates</text:p>
      <text:p text:style-name="Text_20_body">v0.9.3 - Added reference to <text:a xlink:type="simple" xlink:href="https://disable-gatekeeper.github.io/" office:name=""><text:span text:style-name="Definition">https://disable-gatekeeper.github.io/</text:span></text:a> and how to disable MacOS Gatekeeper on Big Sur - Various grammar/spelling/layout fixes - Transifex translations are now possible and open for any volunteer. Currently some are working on Russian/Ukrainian - Added https://crypton.sh/ to the list of Monero accepting phone number providers - Added reference to e-mail tracking in the Malware section - Updated DNS section to reflect change from eSNI to ECH - Added more OSINT video tutorials references from Bellingcat - Added information about OCSP stapling in the DNS section - Added illustration for comparing simple OCSP vs OCSP stapling - Added illustration for comparing DNS encryption with and without ECH</text:p>
      <text:p text:style-name="Text_20_body">v0.9.2a - Multiple small punctuation fixes for better readability/translation of markdown format - Small reference fix from BBC to The Guardian</text:p>
      <text:p text:style-name="Text_20_body">v0.9.2 - Added reference to <text:a xlink:type="simple" xlink:href="https://mattw.io/youtube-geofind/location" office:name=""><text:span text:style-name="Definition">https://mattw.io/youtube-geofind/location</text:span></text:a> for Video geolocation (YouTube) - Added reference to <text:a xlink:type="simple" xlink:href="https://jakecreps.com/tag/osint-tools/" office:name=""><text:span text:style-name="Definition">https://jakecreps.com/tag/osint-tools/</text:span></text:a> for various OSINT tools to try on yourself - Fixed some bad links between a bunch of cross-references - Some font color fixing in the dark themed PDF - Added various attribution references for some external illustrations - Various spelling/grammar fixes - Re-organized some of the de-anonymization methods into grouped sub-sections for readability</text:p>
      <text:p text:style-name="Text_20_body">v0.9.1 - Fixed Messaging table inaccuracies regarding metadata leaks and e2e for Element/Matrix and Zoom - Added reference/guidance to Windows AME (<text:a xlink:type="simple" xlink:href="https://ameliorated.info/" office:name=""><text:span text:style-name="Definition">https://ameliorated.info/</text:span></text:a>)for use in guest VMs in place of Standard Windows 10 Pro - Added Tor Mirror into the HTML header for discoverability - Added reference to <text:a xlink:type="simple" xlink:href="https://arxiv.org/pdf/1906.05754.pdf" office:name=""><text:span text:style-name="Definition">https://arxiv.org/pdf/1906.05754.pdf</text:span></text:a> in the crypto transactions section - Added references to NEC NeoFace and Clearview AI face recognition systems in the Face/Biometrics section - Added FLoC opt-out and no-referrer policies into the HTML header - Added reference to <text:a xlink:type="simple" xlink:href="https://arxiv.org/abs/1512.05616" office:name=""><text:span text:style-name="Definition">https://arxiv.org/abs/1512.05616</text:span></text:a> in the Smart Devices warning section - Added reference to <text:a xlink:type="simple" xlink:href="https://people.eecs.berkeley.edu/~dawnsong/papers/2012%20On%20the%20Feasibility%20of%20Internet-Scale%20Author%20Identification.pdf" office:name=""><text:span text:style-name="Definition">https://people.eecs.berkeley.edu/~dawnsong/papers/2012%20On%20the%20Feasibility%20of%20Internet-Scale%20Author%20Identification.pdf</text:span></text:a> in the digital fingerprint section - Added reference to <text:a xlink:type="simple" xlink:href="https://www.gwern.net/Death-Note-Anonymity" office:name=""><text:span text:style-name="Definition">https://www.gwern.net/Death-Note-Anonymity</text:span></text:a> in the Bonus section - Fixed the Qubes OS section implying that Qubes OS is a Linux distribution when it is not - Fixed LICENSE file missing on the website - Various spelling/grammar fixes</text:p>
      <text:p text:style-name="Text_20_body">v0.9.0 - Various layout, spelling, and grammar fixes - Added new discussion channel on matrix <text:span text:style-name="Source_Text">#online-anonymity:matrix.org</text:span> - Fixed connectivity methods table recommendations (VPN over Tor over VPN) - Removed the shark meme because it was a bit much - Added reference to the recent Spotify AI voice recognition patent <text:a xlink:type="simple" xlink:href="https://patents.justia.com/patent/10891948" office:name=""><text:span text:style-name="Definition">https://patents.justia.com/patent/10891948</text:span></text:a> - Added more information and illustration about Tor Bridges and especially Meek bridges for users in hostile environments - Added some more information about hash collisions - Moved Requirements section up before Introduction - Fixed DNS privacy illustration DoHoT that was spelled wrong - Fixed Appendixes names that were out of order - Added guidance to create a Proxy VPS in addition to a VPN VPS in the case of the now VPN/Proxy over Tor route - Added more guidance to the “No Tor/VPN” option in a hostile environment</text:p>
      <text:p text:style-name="Text_20_body">v0.8.9a - Moved the donations section to the bottom of the guide</text:p>
      <text:p text:style-name="Text_20_body">v0.8.9 - Added reference to <text:a xlink:type="simple" xlink:href="https://www.freehaven.net/anonbib/date.html" office:name=""><text:span text:style-name="Definition">https://www.freehaven.net/anonbib/date.html</text:span></text:a> in the bonus resources section - Many small fixes in the README - Various small layout and grammar fixes - Removed some parts about unblockable telemetry on MacOS Big Sur since this issue is no longer relevant it seems (and the telemetry can be blocked) - Erratum: removed a quote from a user on his request</text:p>
      <text:p text:style-name="Text_20_body">v0.8.8 - Fixed QR codes pointing to old addresses (but still valid) - Added Keyoxide proofs to the README - Various small fixes - Huge thanks to the generous donator of 1 XMR - Added proper native Tor mirror on <text:a xlink:type="simple" xlink:href="http://thgtoa7imksbg7rit4grgijl2ef6kc7b56bp56pmtta4g354lydlzkqd.onion" office:name=""><text:span text:style-name="Definition">http://thgtoa7imksbg7rit4grgijl2ef6kc7b56bp56pmtta4g354lydlzkqd.onion</text:span></text:a></text:p>
      <text:p text:style-name="Text_20_body">v0.8.7 - Added reference to <text:a xlink:type="simple" xlink:href="https://www.scss.tcd.ie/doug.leith/apple_google.pdf" office:name=""><text:span text:style-name="Definition">https://www.scss.tcd.ie/doug.leith/apple_google.pdf</text:span></text:a> in the Smart Devices section and the OS Telemetry section. - Moved/rephrased small introduction paragraph about Apple being among the best choices for Privacy in the OS and Telemetry section. - Changed recommendation for Android VM to Androix-x86 CyanogenMod releases (14.1 r5 at the time of this writing) - Several small spelling/grammar/layout fixes - Added more explanation and illustration to the basic concept of Virtualization through a new Appendix - Fixed illustration to mention Tor Stream Isolation possibilities - Added a couple easter eggs because why not</text:p>
      <text:p text:style-name="Text_20_body">v0.8.6 - Small layout fixes due to regex errors in pandoc conversion - Small re-write of the instant messaging section that should make more sense now - Changed the Briar information to reflect that they do now provide a Desktop option (with limited features) in addition to the Android client (emulator no longer strictly required) - Updated the messaging table to include qTox (Tox) and Gajim (XMPP) - Added reference to IDF famous tweet <text:a xlink:type="simple" xlink:href="https://twitter.com/idf/status/1125066395010699264" office:name=""><text:span text:style-name="Definition">https://twitter.com/idf/status/1125066395010699264</text:span></text:a> - Added some references to Zero-Trust security models - Added some references to Bad Opsec resources (<text:a xlink:type="simple" xlink:href="https://www.youtube.com/watch?v=eQ2OZKitRwc" office:name=""><text:span text:style-name="Definition">https://www.youtube.com/watch?v=eQ2OZKitRwc</text:span></text:a> and <text:a xlink:type="simple" xlink:href="https://www.youtube.com/watch?v=eQ2OZKitRwc" office:name=""><text:span text:style-name="Definition">https://www.youtube.com/watch?v=eQ2OZKitRwc</text:span></text:a>) - Added several tools to check an IP or your own IP for various things in the “Your IP Address” section - Added references to Hybrid Analysis for PDFs in addition to VirusTotal - Added small additional illustration about threat models in the Introduction - Added small additional illustration about Privacy vs Anonymity in the Introduction - Removed the password protected PDF file from the project because it was never used and creaitng more compatibilities issues than necessary on my side - Replaced donations QR codes with better ones</text:p>
      <text:p text:style-name="Text_20_body">v0.8.5 - Changed donations QR codes with better ones with logos - Many small fixes in grammar/spelling/layout - Fixed many unnecessary escaping backslashes in front of special characters because pandoc does that - Changed all lines containing code lines into inline code for better readability on the online version - Migrated my Mastodon account to <text:a xlink:type="simple" xlink:href="https://mastodon.online/@anonypla" office:name=""><text:span text:style-name="Definition">https://mastodon.online/@anonypla</text:span></text:a> (old one redirected automatically) - Fixed Tor over VPN section that was clearly missing emphasis on it being a viable option with good use cases - Added more information in the Pick your Connectivity conclusions for a better overview - Added section about Online file Syncing in the Online Backup section - Added more information about messaging apps and a rather detailed table comparing their privacy/security/anonymity features - Added disclaimer on reddit/discord to not discuss sensitive topics on those platforms</text:p>
      <text:p text:style-name="Text_20_body">v0.8.4 - Added more information regarding Tor stream isolation and VPNs - Added reference to <text:a xlink:type="simple" xlink:href="https://clickclickclick.click" office:name=""><text:span text:style-name="Definition">https://clickclickclick.click</text:span></text:a> in the Behavior analysis section - Added project website mirror at <text:a xlink:type="simple" xlink:href="https://mirror.anonymousplanet.org" office:name=""><text:span text:style-name="Definition">https://mirror.anonymousplanet.org</text:span></text:a> (hosted at GitLab) - Added PDFs mirror at CryptPad.from - Added reference to recently released list of data collected by Google Chrome - Added reference to <text:a xlink:type="simple" xlink:href="https://www.bbc.com/news/technology-55573802" office:name=""><text:span text:style-name="Definition">https://www.bbc.com/news/technology-55573802</text:span></text:a> about Facial recognition defeating Face Masks in the biometrics section - Added reference to Microsoft Azure Facial Cognitive Services Demo <text:a xlink:type="simple" xlink:href="https://azure.microsoft.com/en-us/services/cognitive-services/face/#demo" office:name=""><text:span text:style-name="Definition">https://azure.microsoft.com/en-us/services/cognitive-services/face/#demo</text:span></text:a> in the biometrics section - Added reference to <text:a xlink:type="simple" xlink:href="https://www.bellingcat.com/news/2021/03/19/berlin-assassination-new-evidence-on-suspected-fsb-hitman-passed-to-german-investigators/" office:name=""><text:span text:style-name="Definition">https://www.bellingcat.com/news/2021/03/19/berlin-assassination-new-evidence-on-suspected-fsb-hitman-passed-to-german-investigators/</text:span></text:a> in the biometrics section</text:p>
      <text:p text:style-name="Text_20_body">v0.8.3 - Added reference to <text:a xlink:type="simple" xlink:href="https://www.reflectacles.com/" office:name=""><text:span text:style-name="Definition">https://www.reflectacles.com/</text:span></text:a> glasses to interfere with CCTV surveillance. - Added “enhance” example to the deblurring section - Thanks to the anonymous donators. Their donations were spent to renew the domain for 3 more years (4 years total). - Added information about risks/drawbacks related to Tor Stream Isolation when using VPN over Tor and for which use cases this method is recommended - Added QR code for BTC legacy address in the donations section</text:p>
      <text:p text:style-name="Text_20_body">v0.8.2 - Brighter fonts on some headers for better readability in dark mode - Added reference to Sci-Hub in the introduction - Added reference to deniable encryption on Linux and why it is not (yet) in the current routes - Added reference to EncroChat and Sky ECC and warning against using such commercial devices/services for anonymity - Small fixes in some URLs that were not properly changed after domain switch to anonymousplanet.org - Added Bitcoin legacy address in addition to Segwit for donations - Various spelling/grammar issues</text:p>
      <text:p text:style-name="Text_20_body">v0.8.1 - Fixed many various small layout/spelling/grammar issues - Fixed 2 shortened URLs (t.me and bit.ly) from the guide with correct destination URLs - Added some references to “roll your own crypto” cases (Telegram, Zoom) - Added reference to <text:a xlink:type="simple" xlink:href="https://www.vice.com/en/article/y3g97x/location-data-apps-drone-strikes-iowa-national-guard" office:name=""><text:span text:style-name="Definition">https://www.vice.com/en/article/y3g97x/location-data-apps-drone-strikes-iowa-national-guard</text:span></text:a> in the Metadata/Geolocation section - Removed archive.today PDF links to replace them with Archive.org links (because archive.today doesn’t actually save PDFs) - Added reference to a MAC tracking device <text:a xlink:type="simple" xlink:href="https://amsignalinc.com/data-sheets/Acyclica/Acyclica-RoadTrend-Product-Sheet.pdf" office:name=""><text:span text:style-name="Definition">https://amsignalinc.com/data-sheets/Acyclica/Acyclica-RoadTrend-Product-Sheet.pdf</text:span></text:a> in the MAC address section - Added disclaimer about not endorsing Cloudflare in the DNS section by mentioning them several times for technical reasons. - Added references to Ungoogled-Chromium as an alternative to Tor Browser, Firefox and Brave. - Added some results of Browser fingerprinting testing by the EFF coveryourtracks project. - Added reference to Tor Browser security levels which I realized are not known by most people. - Added Archive.org links to all documents/pages hyperlinks for people willing to avoid direct links to various websites - Added Invidious (through yewtu.be invidious instance hosted in the NL) links to all YouTube videos hyperlinks for people wanting more privacy on Youtube videos - Added reference to AMD PSP security analysis (and how it is not as bad as IME) in the “Your CPU” section <text:a xlink:type="simple" xlink:href="https://www.youtube.com/watch?v=bKH5nGLgi08&amp;t=2834s" office:name=""><text:span text:style-name="Definition">https://www.youtube.com/watch?v=bKH5nGLgi08&amp;t=2834s</text:span></text:a> and the laptop recommendation section. - Moved the Safe Browser part of Guest OSes into an Appendix to avoid duplication - Added domain for project <text:a xlink:type="simple" xlink:href="https://anonymousplanet.org/" office:name=""><text:span text:style-name="Definition">https://anonymousplanet.org/</text:span></text:a> with donation funds</text:p>
      <text:p text:style-name="Text_20_body">v0.8.0 - Changed mat2 VM appendix to debian testing (instead of stable) to get latest version of mat2 - Fixed mat2 VM appendix as the network was not working properly with the previous guidance - Added reference to <text:a xlink:type="simple" xlink:href="https://en.wikipedia.org/wiki/Stylometry" office:name=""><text:span text:style-name="Definition">https://en.wikipedia.org/wiki/Stylometry</text:span></text:a> - Added references to various threat modeling methodologies (LUNDDUN, STRIFE, DREAD, PASTA) and some more in-depth resources for those willing to go further - Added reference to <text:a xlink:type="simple" xlink:href="https://geekfeminism.wikia.org/wiki/Who_is_harmed_by_a_%22Real_Names%22_policy%3F" office:name=""><text:span text:style-name="Definition">https://geekfeminism.wikia.org/wiki/Who_is_harmed_by_a_%22Real_Names%22_policy%3F</text:span></text:a> in the introduction - Added reference to <text:a xlink:type="simple" xlink:href="https://gendersec.tacticaltech.org/wiki/index.php/Complete_manual#.22Real.22_names" office:name=""><text:span text:style-name="Definition">https://gendersec.tacticaltech.org/wiki/index.php/Complete_manual#.22Real.22_names</text:span></text:a> in the creating identities section - Multiple spelling/grammar fixes (including email into e-mail, and wifi into wi-fi) - Added reference to <text:a xlink:type="simple" xlink:href="https://www.whonix.org/wiki/Data_Collection_Techniques" office:name=""><text:span text:style-name="Definition">https://www.whonix.org/wiki/Data_Collection_Techniques</text:span></text:a> as bonus resources in de-anonymization methods - Added reference to <text:a xlink:type="simple" xlink:href="https://www.whonix.org/wiki/DoNot" office:name=""><text:span text:style-name="Definition">https://www.whonix.org/wiki/DoNot</text:span></text:a> in the OPSEC section because it should be there - Added reference to <text:a xlink:type="simple" xlink:href="https://www.whonix.org/wiki/Printing_and_Scanning" office:name=""><text:span text:style-name="Definition">https://www.whonix.org/wiki/Printing_and_Scanning</text:span></text:a> in the Printing Watermarking section - Added reference to MIT project SeeingYellow <text:a xlink:type="simple" xlink:href="http://seeingyellow.com/" office:name=""><text:span text:style-name="Definition">http://seeingyellow.com/</text:span></text:a> in the Printing Watermarking section - Re-Wrote the malware section in the de-anonymization methods for better readability - Added a specific Anti-Virus section in the Malware checks section with various references and arguments for some selective/limited use. - Added reference to EFF security scenarios (<text:a xlink:type="simple" xlink:href="https://ssd.eff.org/en/module-categories/security-scenarios" office:name=""><text:span text:style-name="Definition">https://ssd.eff.org/en/module-categories/security-scenarios</text:span></text:a>) in the Introduction as examples of threat models for various people. - Added new section with guidance for safe document publishing including various tool recommendations. - Added a bit more guidance on malware removal for Pictures and Documents (PDFs, Office Documents…) - Added Bad Cryptography in the de-anonymization threats with some examples - Added several Behavior Analysis references in the renamed “Your Digital Fingerprint, Footprint, and Online Behavior” section</text:p>
      <text:p text:style-name="Text_20_body">v0.7.9 - Updated GitHub Transparency report - Added information to make animated online identities pictures for increased plausibility - Added references to the list of services blocking Tor (<text:a xlink:type="simple" xlink:href="https://gitlab.torproject.org/legacy/trac/-/wikis/org/doc/ListOfServicesBlockingTor" office:name=""><text:span text:style-name="Definition">https://gitlab.torproject.org/legacy/trac/-/wikis/org/doc/ListOfServicesBlockingTor</text:span></text:a>) - Added reference to <text:a xlink:type="simple" xlink:href="https://haveibeenpwned.com/" office:name=""><text:span text:style-name="Definition">https://haveibeenpwned.com/</text:span></text:a> in the Identities maintenance section - Added automatic archival and links of the project to Archive.today (through Archive.fo)</text:p>
      <text:p text:style-name="Text_20_body">v0.7.8 - Various small layout/spelling/grammar fixes - Added reference to Financial transactions and KYC in the real-name system section - Added guidance to bypass some local restrictions on supervised computers safely (Appendix Q) - Added guidance to run Tails without using Tor in a hostile environment - Updated UML diagram of various routes to include a non-dedicated laptop - Changed the whole document to a more formal/cleared grammar for better readability and compatibility with translation engines - Changed table colors for better readability in dark modes (PDF and Online)</text:p>
      <text:p text:style-name="Text_20_body">v0.7.7 - Added some acknowledgements to various added Projects - Changed and improved the “Picking your route” section with the new option (Tails+Whonix) - Added basic threat model illustration in the Introduction - Added basic UML diagram to pick your route - Added basic UML diagrams for picking your connectivity methods - Added illustration of the Tails with HiddenVM option - Rescaled some images that were way too big - Added a whole bunch of platforms to the Online Identities section - Added more references to German law in the Online Identities section - Added a legend to the Online Identities overview table</text:p>
      <text:p text:style-name="Text_20_body">v0.7.6 - Added reference to video visually explaining DNS - Added some information related to the anonymous use of Bitcoin (vs Monero). - Added reference to risks of using Crypto Tumblers and Mixers. - Added reference to the Go Incognito project (<text:a xlink:type="simple" xlink:href="https://github.com/techlore-official/go-incognito" office:name=""><text:span text:style-name="Definition">https://github.com/techlore-official/go-incognito</text:span></text:a>) and their informative YouTube videos for optional introduction before reading this guide. - Added reference to ExifTool and ExifCleaner to Metadata removal sections for documents (because they also work on those formats) - Added reference to picture recognition cloaking tools (Fawkes, Adverserial.io, LowKey) for preventing picture recognition algorithms from various platforms. - Added detailed guidance to create Android guest VMs in the Whonix Route - Added detailed guidance to create Android Qubes in the Qubes Route - Added detailed guidance to use Persistent Plausible Deniability with Whonix within Tails (using HiddenVM project) - Added Briar, GitLab to the online identities sections - Added recommended Apps for sharing and communicating anonymously - Added some acknowledgements to various added Projects</text:p>
      <text:p text:style-name="Text_20_body">v0.7.5 - Added reference to <text:a xlink:type="simple" xlink:href="https://github.com/rshipp/awesome-malware-analysis" office:name=""><text:span text:style-name="Definition">https://github.com/rshipp/awesome-malware-analysis</text:span></text:a> in the Malware analysis appendix - Many small fixes in layout/spelling/grammar - Added quotes around VirusTotal “privacy policy” - Changed “Exploits in your Apps” to “Malware and Exploits in your Apps” - Added references to State surveillance using “mandatory” apps such as WeChat. - Added Wikipedia reference to <text:a xlink:type="simple" xlink:href="https://en.wikipedia.org/wiki/List_of_government_mass_surveillance_projects" office:name=""><text:span text:style-name="Definition">https://en.wikipedia.org/wiki/List_of_government_mass_surveillance_projects</text:span></text:a> - Added guidance and references to check files for integrity and authenticity in the “Checking files for malware” section. - Added emphasis on recommendation of using Tor Browser on the Host OS if Tor is available. - Removed GPG signatures from markdown and text files to instead sign the whole release for convenience in Contribution workflow. - Adapted the README to the new signatures - Added Bitcoin donation option</text:p>
      <text:p text:style-name="Text_20_body">v0.7.4 - Added reference to Whonix Live mode if you don’t want persistence when shutting down the VMs as an added possible safety measure - Added reference to harden Linux from <text:a xlink:type="simple" xlink:href="https://madaidans-insecurities.github.io/guides/linux-hardening.html" office:name=""><text:span text:style-name="Definition">https://madaidans-insecurities.github.io/guides/linux-hardening.html</text:span></text:a> - Added reference to Linux security issues from <text:a xlink:type="simple" xlink:href="https://madaidans-insecurities.github.io/linux.html" office:name=""><text:span text:style-name="Definition">https://madaidans-insecurities.github.io/linux.html</text:span></text:a> - Added reference to PDF listing malware analysis tools <text:a xlink:type="simple" xlink:href="https://www.winitor.com/pdf/Malware-Analysis-Fundamentals-Files-Tools.pdf" office:name=""><text:span text:style-name="Definition">https://www.winitor.com/pdf/Malware-Analysis-Fundamentals-Files-Tools.pdf</text:span></text:a> - Added reference to SANS Malware Analysis cheat sheet <text:a xlink:type="simple" xlink:href="https://digital-forensics.sans.org/media/analyzing-malicious-document-files.pdf" office:name=""><text:span text:style-name="Definition">https://digital-forensics.sans.org/media/analyzing-malicious-document-files.pdf</text:span></text:a> - Added reference to the DoHoT project in the DNS section <text:a xlink:type="simple" xlink:href="https://github.com/alecmuffett/dohot" office:name=""><text:span text:style-name="Definition">https://github.com/alecmuffett/dohot</text:span></text:a> and updated the DNS illustration with this possibility - Various spelling/grammar fixes - Started adding some proper code blocks in the online Markdown version and will slowly adopt this in the whole guide in the future - Fixed the Title missing a T - Fixed a an hyperlink issue causing PDFID to detect an Automatic Action on guide.pdf - Added warning in README concerning VirusTotal “privacy policy” - Changed the PDFID warnings in the README to better explain their meaning for checking the PDFs published here - Started fixing some accessibility issues in the guide (bad indents, empty spaces…) - Fixed some bad links in cross-references - Changed link from <text:a xlink:type="simple" xlink:href="https://panopticlick.eff.org/" office:name=""><text:span text:style-name="Definition">https://panopticlick.eff.org/</text:span></text:a> to <text:a xlink:type="simple" xlink:href="https://coveryourtracks.eff.org/" office:name=""><text:span text:style-name="Definition">https://coveryourtracks.eff.org/</text:span></text:a></text:p>
      <text:p text:style-name="Text_20_body">v0.7.3 - Added extra-security measures and references for sending cash to a VPN provider safely - Added reference to sim-swapping in TOTP recommendation (and why SMS 2FA is bad) - Added VirusTotal scans to all PDFs in the repository (while not endorsing/recommending VirusTotal at all for anything sensitive) - Added Disclaimer about VirusTotal and their privacy policy in the guide and README - Added QR code for Monero donations within the guide itself - Added references in the Phishing section - Added reference to <text:a xlink:type="simple" xlink:href="https://archive.flossmanuals.net/bypassing-censorship/index.html" office:name=""><text:span text:style-name="Definition">https://archive.flossmanuals.net/bypassing-censorship/index.html</text:span></text:a> in the Safe Access without Tor/VPN appendix - Added guidance to communicate sensitive information safely to various organization (such as the press) - Various grammar/spelling/layout fixes</text:p>
      <text:p text:style-name="Text_20_body">v0.7.2 - Small layout/spelling/grammar fixes - Added methods to check your surveillance and censorship levels on your Network using various resources. - Changed site font to Helvetica - Changed paragraph spacing on PDFs for better readability</text:p>
      <text:p text:style-name="Text_20_body">v0.7.1 - Switched Github Pages Jekyll theme to Hacker because I prefer dark themes and this one doesn’t rely on external fonts (Google). - Added some references to voice deepfake tech in the Biometrics section - Slightly changed the styles/colors of the PDFs</text:p>
      <text:p text:style-name="Text_20_body">v0.7.0 - Added recommendations to consider leaving your smartphone at home online instead of just leaving it powered off or within a faraday bag. - Added disclaimer stating that this guide is not sponsored by any commercial entity such as VPN providers - Added specific sections and guidance about the various connectivity schemes (Tor, VPN over Tor, Tor Over VPN, VPN only, VPN over VPN and No Tor/VPN) with various references. - Added guidance for using Tor Bridges with Tor Browser, Tails, Whonix and Qubes OS. - Added last resort guidance for situations where Tor and/or VPN might not be possible options. - Added guidance to use Long Range Antennas (Yagi type) for connecting to Public Wi-Fis from a safe distance - Added new face recognition reference and gait recognition reference - Added dark themed PDF - Fixed error in Windows VM installation behind Whonix (missing Network setting) - Various grammar/spelling fixes</text:p>
      <text:p text:style-name="Text_20_body">v0.6.9 - Fixes/Adds to the online phone numbers sections. Recommendations based on identification requirements. - Grammar/Spelling fixes.</text:p>
      <text:p text:style-name="Text_20_body">v0.6.8 - Added security disclaimer concerning online phone providers using Monero.</text:p>
      <text:p text:style-name="Text_20_body">v0.6.7 - Added guidance to possibly get online phone numbers using Monero (less recommended than a Physical Burner Phone with a Pre-paid SIM paid by cash). - Adapted the various sections of the guide to reflect the above change.</text:p>
      <text:p text:style-name="Text_20_body">v0.6.6 - Added reference to PornHub biometrics identification statement - Small various spelling/layout fixes - Added reference to Project Snowflake from Tor at the end of the guide if you wish you help others evade censorship - Removed bad link to <text:a xlink:type="simple" xlink:href="https://www.blackbagtech.com/blog/2017/01/13/windows-10-jump-list-forensics/" office:name=""><text:span text:style-name="Definition">https://www.blackbagtech.com/blog/2017/01/13/windows-10-jump-list-forensics/</text:span></text:a> (no archive available) - Fixed bad inline reference - As from now on, all new references in this guide will also be saved to the Internet Archive in case of article removal - Added privacy vs anonymity in the Introduction - Added more references to legitimate use of Anonymity from the Whonix and Tor projects</text:p>
      <text:p text:style-name="Text_20_body">v0.6.5 - Passive automated mirror setup at GitLab <text:a xlink:type="simple" xlink:href="https://gitlab.com/AnonymousPlanet/thgtoa" office:name=""><text:span text:style-name="Definition">https://gitlab.com/AnonymousPlanet/thgtoa</text:span></text:a> - Added Donation Monero address within the guide - Added README/Guide mention to the GitLab mirror - Changed CHANGELOG/LICENSE to CHANGELOG.md/LICENSE.md for GitHub Pages integration - Updated GPG key with GitLab noreply e-mail for commit verification - Added sitemap on GitHub Pages for SEO - Added latest version, changelog and alternative pdf download links on Github Pages - Verified site on Keybase</text:p>
      <text:p text:style-name="Text_20_body">v0.6.4 - Improved HTML layouts for better readability and SEO - Added redirect from <text:a xlink:type="simple" xlink:href="https://anonymousplanet.github.io" office:name=""><text:span text:style-name="Definition">https://anonymousplanet.github.io</text:span></text:a> to the guide page - Fixed README to to include hyperlinks</text:p>
      <text:p text:style-name="Text_20_body">v0.6.3 - Added Table of Contents to PDF formats for better readability - Fixed Appendixes/Sections references in the Markdown/HTML format - Moved target-audience disclaimer from introduction to start of document - Small layout fixes</text:p>
      <text:p text:style-name="Text_20_body">v0.6.2 - Various little kramdown glitches fixed in HTML format - Small fixes in spelling/grammar - Added a small disclaimer in the introduction to let people know they can just read the first 26 pages to learn about the various threats without the need for practical applications</text:p>
      <text:p text:style-name="Text_20_body">v0.6.1 - Various endnotes layout fixes - Added OSINT YouTube Playlist reference - Added reference to Whonix Live Host OS documentation (Similar to HiddenVM project) - Added Twitter account (If it lasts, it was already suspended three times) <text:a xlink:type="simple" xlink:href="https://twitter.com/AnonyPla" office:name=""><text:span text:style-name="Definition">https://twitter.com/AnonyPla</text:span></text:a>. I’d be grateful if you share/like my tweet about this guide.</text:p>
      <text:p text:style-name="Text_20_body">v0.6.0 - Various small spelling/grammar/layout fixes - Added various references to Whonix Documentation (Hardening, Anti-Forensics, Anti-Evil Maid…) - Added one Bellingcat reference to a recent case - Added some Qubes OS references (Anti-Evil Maid and Hardening) - Added new sub-route to the Tails route using the HiddenVM project <text:a xlink:type="simple" xlink:href="https://github.com/aforensics/HiddenVM" office:name=""><text:span text:style-name="Definition">https://github.com/aforensics/HiddenVM</text:span></text:a> for providing Plausible Deniability within Tails</text:p>
      <text:p text:style-name="Text_20_body">v0.5.9 - Added Monero accepting VPS providers as options for self-hosting cloud services and self-hosting VPN services</text:p>
      <text:p text:style-name="Text_20_body">v0.5.8 - Added various references to Whonix documentation (anti-forensics, cold boot attack defenses, full disk encryption) - Small various fixes - Added reasoning for not supporting M1 Macs - Added Acknowledgements at the end of the guide - Added some resources to cold-boot, evil-maid defenses</text:p>
      <text:p text:style-name="Text_20_body">v0.5.7 - Added methods to check Trim/ATA/NVMe operations on external SSDs - Added methods to securely delete data on Qubes OS</text:p>
      <text:p text:style-name="Text_20_body">v0.5.6 - Added donations/sponsorship support to this project using Monero - Added reference to Law Enforcement surveillance capabilities (CCC video) - Added guidance to remove some forensic traces from MacOS - Added guidance to remove some forensic traces from Linux (log deletion and trim) - Added variants for securely erasing SSD drives (only ATA drives were mentioned, added specific info for NVMe drives). - Added lists of laptop brands supporting Secure Erase (SSD) from BIOS/UEFI. - Changed recommendation from GParted to System Rescue instead due to GParted not providing nvme-cli by default. - Fix: Multiple fixes in SDD/HDD sections (layout, duplicate data…) - Fix: Multiple fixes in SDD secure erasing section and added various warnings for various methods - Fix: Removed blkdiscard from wrong section and from MacOS as it’s not supported on MacOS by Homebrew - Various spelling/grammar fixes</text:p>
      <text:p text:style-name="Text_20_body">v0.5.5 - Added passphrase recommendations (xkcd.com) in the OPSEC section and other sections.</text:p>
      <text:p text:style-name="Text_20_body">v0.5.4 - Added more information and mitigation possibilities for CPU exploits on Virtual Machines (Spectre, Meltdown…)</text:p>
      <text:p text:style-name="Text_20_body">v0.5.3 - Added guidance to hidden containers with plausible deniability in the backup section - Added guidance for online backups - Added information for VPN kill switches for Whonix, MacOS and Linux</text:p>
      <text:p text:style-name="Text_20_body">v0.5.2 - Update of GPG key (added no-reply e-mail) to get verified commits</text:p>
      <text:p text:style-name="Text_20_body">v0.5.1 - Small various fixes</text:p>
      <text:p text:style-name="Text_20_body">v0.5.0 - Added Watermarking section in threats with pictures/videos/audios watermarks and printer watermarks within</text:p>
      <text:p text:style-name="Text_20_body">v0.4.9 - Various small spelling/grammar/layout fixes - Added some Laptop recommendations and more info about Libreboot and Coreboot - Added various references to key disclosure laws - Added guidance to create a mat2-web guest Debian VM for removing metadata from files conveniently - Changed CHANGELOG to markdown for integrating into GitHub Pages</text:p>
      <text:p text:style-name="Text_20_body">v0.4.8 - Various fixes on spelling/grammar and layout - Various fixes on KeepassXC sections for Linux/MacOS - Added hardening recommendations for Virtualbox - Added VPN installation tutorials for Linux/MacOS</text:p>
      <text:p text:style-name="Text_20_body">v0.4.7 - added Virtualbox workaround for Spectre/Meltdown issue mitigation - added section and guidance to remove metadata from various files and tools - added reference to Haven app for physical security in OPSEC section - added recommendation to use systematic TOTP 2FA for online identities when possible - added references to Deepfakes, facial recognition and fingerprint recognition in biometric threats</text:p>
      <text:p text:style-name="Text_20_body">v0.4.6 Added link to Shodan to Smart Devices Section, Full rewrite of data wipe sections (especially SSDs)</text:p>
      <text:p text:style-name="Text_20_body">v0.4.5 Improved SSD/HDD erasure section and some spelling fixes.</text:p>
      <text:p text:style-name="Text_20_body">v0.4.x Added Backup methods, OPSec tricks, Malicious USB, Printers and various fixes</text:p>
      <text:p text:style-name="Text_20_body">v0.3.x Added MacOS information and various fixes</text:p>
      <text:p text:style-name="Text_20_body">v0.2.x Added Qubes OS information and various fixes</text:p>
      <text:p text:style-name="Text_20_body">v0.1.x Initial Release (missing Qubes OS details and MacOS suppor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8T00:18:31Z</meta:creation-date>
    <dc:date>2022-05-18T00:18:31Z</dc:date>
  </office:meta>
</office:document-meta>
</file>